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uvelle version opencv décembre 2010: <text:s/>sortie de la 2.2</text:p>
      <text:p text:style-name="Standard"/>
      <text:p text:style-name="Standard">intéressant à noter dans cette version:</text:p>
      <text:p text:style-name="Standard">=&gt; fortement orientée objet, similitudes avec Matlab </text:p>
      <text:p text:style-name="Standard">=&gt; opérations simplifiées sur matrices(anciennement cvMat) et images (anciennement IplImage), maintenant regroupées sous le type cv::Mat</text:p>
      <text:p text:style-name="Standard">=&gt; multiples détecteurs de points d'intéret, possibilité de changer facilement</text:p>
      <text:p text:style-name="Standard"/>
      <text:p text:style-name="Standard">liste complète des changements: </text:p>
      <text:p text:style-name="Standard"><text:a xlink:type="simple" xlink:href="http://opencv.willowgarage.com/wiki/OpenCV%20Change%20Logs">http://opencv.willowgarage.com/wiki/OpenCV%20Change%20Logs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1-10T21:01:37.62</dc:date>
    <dc:creator>Julien </dc:creator>
    <meta:editing-duration>PT00H04M45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7" meta:word-count="53" meta:character-count="452"/>
  </office:meta>
</office:document-meta>
</file>